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2" style:family="graphic" style:parent-style-name="standard">
      <style:graphic-properties svg:stroke-width="0.212cm" draw:marker-start-width="0.667cm" draw:marker-end-width="0.667cm" draw:fill="none" draw:textarea-horizontal-align="justify" draw:textarea-vertical-align="middle" draw:auto-grow-height="false" fo:min-height="1.064cm" fo:min-width="0.814cm" fo:padding-top="0.23cm" fo:padding-bottom="0.23cm" fo:padding-left="0.355cm" fo:padding-right="0.355cm"/>
    </style:style>
    <style:style style:name="gr3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2.582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2.794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9.85cm" fo:min-width="2.4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7.85cm" fo:min-width="2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35cm" draw:marker-start="Symmetric_20_Arrow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cm"/>
    </style:style>
    <style:style style:name="gr10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1.09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1.064cm" fo:min-width="2.101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1.05cm" fo:min-width="6.5cm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" svg:stroke-width="0.081cm" svg:stroke-color="#ed1c24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dash" draw:stroke-dash="Ultrafine_20_Dashed" svg:stroke-width="0.081cm" svg:stroke-color="#0099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16cm"/>
    </style:style>
    <style:style style:name="gr16" style:family="graphic" style:parent-style-name="standard">
      <style:graphic-properties draw:stroke="dash" draw:stroke-dash="Ultrafine_20_Dashed" svg:stroke-width="0.1cm" draw:marker-start-width="0.5cm" draw:marker-end-width="0.5cm" draw:fill="none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17" style:family="graphic" style:parent-style-name="standard">
      <style:graphic-properties svg:stroke-width="0.081cm" svg:stroke-color="#cc00cc" draw:marker-start-width="0.321cm" draw:marker-end-width="0.321cm" draw:fill-color="#ffffff" draw:textarea-vertical-align="middle" draw:auto-grow-height="false" fo:min-height="0.67cm" fo:min-width="5.92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cm"/>
    </style:style>
    <style:style style:name="gr19" style:family="graphic" style:parent-style-name="standard">
      <style:graphic-properties svg:stroke-color="#ed1c24" draw:fill-color="#ed1c24" draw:textarea-horizontal-align="justify" draw:textarea-vertical-align="middle" draw:auto-grow-height="false" fo:min-height="0.8cm" fo:min-width="0.45cm"/>
    </style:style>
    <style:style style:name="gr20" style:family="graphic" style:parent-style-name="objectwithoutfill">
      <style:graphic-properties svg:stroke-width="0.159cm" svg:stroke-color="#ff9900" draw:marker-start="Symmetric_20_Arrow" draw:marker-start-width="0.438cm" draw:marker-end="Symmetric_20_Arrow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20pt" fo:language="ru" fo:country="RU" fo:text-shadow="none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Arial" fo:language="ru" fo:country="RU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 style:writing-mode="lr-tb"/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  <style:text-properties fo:language="ru" fo:country="RU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Arial" fo:font-size="18pt" fo:language="ru" fo:country="RU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style:font-name="Arial" fo:font-size="18pt" fo:language="ru" fo:country="RU"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text-underline-style="none"/>
    </style:style>
    <style:style style:name="P11" style:family="paragraph">
      <loext:graphic-properties draw:fill-color="#ed1c24"/>
      <style:paragraph-properties fo:text-align="center"/>
      <style:text-properties style:text-underline-style="none"/>
    </style:style>
    <style:style style:name="T1" style:family="text">
      <style:text-properties style:font-name="Arial" fo:font-size="20pt" fo:language="ru" fo:country="RU" fo:text-shadow="none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T3" style:family="text">
      <style:text-properties style:font-name="Arial" fo:language="ru" fo:country="RU" fo:font-weight="bold" style:font-weight-asian="bold" style:font-weight-complex="bold"/>
    </style:style>
    <style:style style:name="T4" style:family="text"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T5" style:family="text">
      <style:text-properties fo:color="#000000" style:font-name="Arial"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style:font-name="Arial" fo:font-size="18pt" fo:language="ru" fo:country="R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27.5cm" svg:y="4.4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25.4cm" svg:y="8.3cm">
          <text:p text:style-name="P1"><text:span text:style-name="T2">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5cm" svg:height="2cm" svg:x="24.2cm" svg:y="14cm">
          <text:p text:style-name="P1"><text:span text:style-name="T3">highload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cm" svg:height="2cm" svg:x="30.4cm" svg:y="6.6cm">
          <text:p text:style-name="P1"><text:span text:style-name="T2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cm" svg:height="2cm" svg:x="29.7cm" svg:y="13.9cm">
          <text:p text:style-name="P1"><text:span text:style-name="T3">example.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cm" svg:height="10.2cm" svg:x="1.1cm" svg:y="4.9cm">
          <text:p text:style-name="P1"><text:span text:style-name="T4">П</text:span></text:p>
          <text:p text:style-name="P1"><text:span text:style-name="T4">о</text:span></text:p>
          <text:p text:style-name="P1"><text:span text:style-name="T4">т</text:span></text:p>
          <text:p text:style-name="P1"><text:span text:style-name="T4">р</text:span></text:p>
          <text:p text:style-name="P1"><text:span text:style-name="T4">е</text:span></text:p>
          <text:p text:style-name="P1"><text:span text:style-name="T4">б</text:span></text:p>
          <text:p text:style-name="P1"><text:span text:style-name="T4">и</text:span></text:p>
          <text:p text:style-name="P1"><text:span text:style-name="T4">т</text:span></text:p>
          <text:p text:style-name="P1"><text:span text:style-name="T4">е</text:span></text:p>
          <text:p text:style-name="P1"><text:span text:style-name="T4">л</text:span></text:p>
          <text:p text:style-name="P1"><text:span text:style-name="T4">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6cm" svg:height="8.2cm" svg:x="6.4cm" svg:y="6.1cm">
          <text:p text:style-name="P1"><text:span text:style-name="T4">Р</text:span></text:p>
          <text:p text:style-name="P1"><text:span text:style-name="T4">е</text:span></text:p>
          <text:p text:style-name="P1"><text:span text:style-name="T4">с</text:span></text:p>
          <text:p text:style-name="P1"><text:span text:style-name="T4">о</text:span></text:p>
          <text:p text:style-name="P1"><text:span text:style-name="T4">л</text:span></text:p>
          <text:p text:style-name="P1"><text:span text:style-name="T4">в</text:span></text:p>
          <text:p text:style-name="P1"><text:span text:style-name="T4">е</text:span></text:p>
          <text:p text:style-name="P1"><text:span text:style-name="T4">р</text:span></text:p>
          <text:p text:style-name="P1"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.218cm" svg:y1="2.231cm" svg:x2="4.218cm" svg:y2="2.231cm">
          <text:p/>
        </draw:line>
        <draw:frame draw:style-name="gr8" draw:text-style-name="P7" draw:layer="layout" svg:width="6.391cm" svg:height="0.962cm" svg:x="4.618cm" svg:y="1.731cm">
          <draw:text-box>
            <text:p><text:span text:style-name="T5">технические связи</text:span></text:p>
          </draw:text-box>
        </draw:frame>
        <draw:frame draw:style-name="gr9" draw:text-style-name="P7" draw:layer="layout" svg:width="8.7cm" svg:height="0.962cm" svg:x="4.6cm" svg:y="0.2cm">
          <draw:text-box>
            <text:p><text:span text:style-name="T5">административные связи</text:span></text:p>
          </draw:text-box>
        </draw:frame>
        <draw:custom-shape draw:style-name="gr6" draw:text-style-name="P5" draw:layer="layout" svg:width="2.6cm" svg:height="8.2cm" svg:x="7cm" svg:y="5.8cm">
          <text:p text:style-name="P1"><text:span text:style-name="T4">Р</text:span></text:p>
          <text:p text:style-name="P1"><text:span text:style-name="T4">е</text:span></text:p>
          <text:p text:style-name="P1"><text:span text:style-name="T4">с</text:span></text:p>
          <text:p text:style-name="P1"><text:span text:style-name="T4">о</text:span></text:p>
          <text:p text:style-name="P1"><text:span text:style-name="T4">л</text:span></text:p>
          <text:p text:style-name="P1"><text:span text:style-name="T4">в</text:span></text:p>
          <text:p text:style-name="P1"><text:span text:style-name="T4">е</text:span></text:p>
          <text:p text:style-name="P1"><text:span text:style-name="T4">р</text:span></text:p>
          <text:p text:style-name="P1"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6cm" svg:height="8.2cm" svg:x="7.8cm" svg:y="5.5cm">
          <text:p text:style-name="P1"><text:span text:style-name="T4">Р</text:span></text:p>
          <text:p text:style-name="P1"><text:span text:style-name="T4">е</text:span></text:p>
          <text:p text:style-name="P1"><text:span text:style-name="T4">с</text:span></text:p>
          <text:p text:style-name="P1"><text:span text:style-name="T4">о</text:span></text:p>
          <text:p text:style-name="P1"><text:span text:style-name="T4">л</text:span></text:p>
          <text:p text:style-name="P1"><text:span text:style-name="T4">в</text:span></text:p>
          <text:p text:style-name="P1"><text:span text:style-name="T4">е</text:span></text:p>
          <text:p text:style-name="P1"><text:span text:style-name="T4">р</text:span></text:p>
          <text:p text:style-name="P1"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4cm" svg:height="2cm" svg:x="21.2cm" svg:y="10.2cm">
          <text:p text:style-name="P1"><text:span text:style-name="T3">spb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3.819cm" svg:height="2cm" svg:x="19.3cm" svg:y="14.6cm">
          <text:p text:style-name="P1"><text:span text:style-name="T6">gov.spb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7.1cm" svg:height="1.4cm" svg:x="24.8cm" svg:y="0.8cm">
          <text:p text:style-name="P1"><text:span text:style-name="T4">IC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.2cm" svg:y1="0.8cm" svg:x2="4.4cm" svg:y2="0.8cm">
          <text:p/>
        </draw:line>
        <draw:line draw:style-name="gr13" draw:text-style-name="P9" draw:layer="layout" svg:x1="28.5cm" svg:y1="2.3cm" svg:x2="28.6cm" svg:y2="4.4cm">
          <text:p/>
        </draw:line>
        <draw:line draw:style-name="gr7" draw:text-style-name="P6" draw:layer="layout" svg:x1="4.1cm" svg:y1="9.588cm" svg:x2="6.4cm" svg:y2="9.6cm">
          <text:p/>
        </draw:line>
        <draw:line draw:style-name="gr7" draw:text-style-name="P6" draw:layer="layout" svg:x1="15.6cm" svg:y1="13.2cm" svg:x2="19.4cm" svg:y2="15.2cm">
          <text:p/>
        </draw:line>
        <draw:line draw:style-name="gr7" draw:text-style-name="P6" draw:layer="layout" svg:x1="15.6cm" svg:y1="8cm" svg:x2="30.5cm" svg:y2="7.2cm">
          <text:p/>
        </draw:line>
        <draw:line draw:style-name="gr7" draw:text-style-name="P6" draw:layer="layout" svg:x1="15.6cm" svg:y1="8.9cm" svg:x2="25.4cm" svg:y2="9cm">
          <text:p/>
        </draw:line>
        <draw:line draw:style-name="gr7" draw:text-style-name="P6" draw:layer="layout" svg:x1="15.6cm" svg:y1="10cm" svg:x2="21.1cm" svg:y2="11.1cm">
          <text:p/>
        </draw:line>
        <draw:line draw:style-name="gr7" draw:text-style-name="P6" draw:layer="layout" svg:x1="15.6cm" svg:y1="11.2cm" svg:x2="30.4cm" svg:y2="14.1cm">
          <text:p/>
        </draw:line>
        <draw:line draw:style-name="gr7" draw:text-style-name="P6" draw:layer="layout" svg:x1="15.6cm" svg:y1="12.4cm" svg:x2="24.3cm" svg:y2="14.6cm">
          <text:p/>
        </draw:line>
        <draw:line draw:style-name="gr14" draw:text-style-name="P9" draw:layer="layout" svg:x1="27.9cm" svg:y1="6.2cm" svg:x2="26.5cm" svg:y2="8.3cm">
          <text:p/>
        </draw:line>
        <draw:line draw:style-name="gr14" draw:text-style-name="P9" draw:layer="layout" svg:x1="29.2cm" svg:y1="6.2cm" svg:x2="30.6cm" svg:y2="7cm">
          <text:p/>
        </draw:line>
        <draw:line draw:style-name="gr14" draw:text-style-name="P9" draw:layer="layout" svg:x1="25.4cm" svg:y1="9.7cm" svg:x2="23.5cm" svg:y2="10.7cm">
          <text:p/>
        </draw:line>
        <draw:line draw:style-name="gr14" draw:text-style-name="P9" draw:layer="layout" svg:x1="26.4cm" svg:y1="10.3cm" svg:x2="26.1cm" svg:y2="14cm">
          <text:p/>
        </draw:line>
        <draw:line draw:style-name="gr14" draw:text-style-name="P9" draw:layer="layout" svg:x1="21.9cm" svg:y1="12.1cm" svg:x2="20.9cm" svg:y2="14.6cm">
          <text:p/>
        </draw:line>
        <draw:line draw:style-name="gr14" draw:text-style-name="P9" draw:layer="layout" svg:x1="31.4cm" svg:y1="8.6cm" svg:x2="31.8cm" svg:y2="13.9cm">
          <text:p/>
        </draw:line>
        <draw:line draw:style-name="gr14" draw:text-style-name="P9" draw:layer="layout" svg:x1="1.2cm" svg:y1="3.7cm" svg:x2="4.4cm" svg:y2="3.7cm">
          <text:p/>
        </draw:line>
        <draw:frame draw:style-name="gr15" draw:text-style-name="P7" draw:layer="layout" svg:width="7.216cm" svg:height="0.962cm" svg:x="4.6cm" svg:y="3.2cm">
          <draw:text-box>
            <text:p><text:span text:style-name="T5">иерархические связи</text:span></text:p>
          </draw:text-box>
        </draw:frame>
        <draw:custom-shape draw:style-name="gr6" draw:text-style-name="P5" draw:layer="layout" svg:width="2.6cm" svg:height="8.2cm" svg:x="13cm" svg:y="5.5cm">
          <text:p text:style-name="P1"><text:span text:style-name="T4">Н</text:span></text:p>
          <text:p text:style-name="P1"><text:span text:style-name="T4">С</text:span></text:p>
          <text:p text:style-name="P1"><text:span text:style-name="T4">Д</text:span></text:p>
          <text:p text:style-name="P1"><text:span text:style-name="T4">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0.5cm" svg:y1="9.5cm" svg:x2="13cm" svg:y2="9.5cm">
          <text:p/>
        </draw:line>
        <draw:custom-shape draw:style-name="gr16" draw:text-style-name="P2" draw:layer="layout" svg:width="2cm" svg:height="2cm" svg:x="18.4cm" svg:y="4.4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6.5cm" svg:height="1cm" svg:x="20.7cm" svg:y="4.9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8" draw:text-style-name="P7" draw:layer="layout" svg:width="2.348cm" svg:height="0.962cm" svg:x="18.3cm" svg:y="3.238cm">
          <draw:text-box>
            <text:p><text:span text:style-name="T5">копия</text:span></text:p>
          </draw:text-box>
        </draw:frame>
        <draw:line draw:style-name="gr13" draw:text-style-name="P9" draw:layer="layout" svg:x1="27.2cm" svg:y1="2.3cm" svg:x2="20.1cm" svg:y2="4.8cm">
          <text:p/>
        </draw:line>
        <draw:custom-shape draw:style-name="gr19" draw:text-style-name="P11" draw:layer="layout" svg:width="1.9cm" svg:height="2cm" draw:transform="rotate (-0.785398163397448) translate (23.614cm 2.14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10.415570752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6" draw:layer="layout" svg:x1="15.7cm" svg:y1="6.8cm" svg:x2="18.4cm" svg:y2="5.8cm">
          <text:p/>
        </draw:line>
        <draw:line draw:style-name="gr13" draw:text-style-name="P9" draw:layer="layout" svg:x1="25.7cm" svg:y1="8.6cm" svg:x2="20.1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5da9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2T18:51:41.688384839</meta:creation-date>
    <dc:date>2021-09-19T02:33:26.114179237</dc:date>
    <meta:editing-duration>PT1H10M55S</meta:editing-duration>
    <meta:editing-cycles>13</meta:editing-cycles>
    <meta:generator>LibreOffice/5.1.6.2$Linux_X86_64 LibreOffice_project/10m0$Build-2</meta:generator>
    <meta:document-statistic meta:object-count="41"/>
  </office:meta>
</office:document-meta>
</file>